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office:automatic-styles>
  <office:body>
    <office:text text:use-soft-page-breaks="true">
      <text:p text:style-name="P1">Intro</text:p>
      <text:p text:style-name="P2">The objective of this article is to research the best<text:s/>approach to test code during development. The two different testing strategies covered in this article will be test driven development (TDD) and test last development (TLD). The article will try and explain the difference between the two, and through the perspective of multiple articles<text:s/>of authors, and conclude on which strategy is the most efficient way to probably test your skill.<text:s/><text:s/></text:p>
      <text:p text:style-name="P3"/>
      <text:p text:style-name="P4">Hypothesis</text:p>
      <text:p text:style-name="P5"/>
      <text:p text:style-name="P6">This article goes into the Analysis with hypothesis, that TDD is the superior testing strategy compared to TLD.</text:p>
      <text:p text:style-name="P7">The general<text:s/>philosophy<text:s/>in many articles and teaching institutes is that TDD is the right way to go, when testing code, compared to other strategies like TLD. The hypothesis is that TDD is way more effective at covering all the code, as the developer programs the test on the way to the finished product. <text:s/>Where TLD is very time consuming, it is often placed at the end of the development cycle. This makes it harder to account for the time needed for a full system testing. It is easier to forget certain functions and can result in a lot of technical debts. Where in the TDD approach, the developer team account for the testing when developing the function.</text:p>
      <text:p text:style-name="P8"/>
      <text:p text:style-name="P9"/>
      <text:p text:style-name="P10">Many articles on the internet and teaching instutes, the general philosyphy, is that Test Driven development(TDD) is the rigth way to testing.</text:p>
      <text:p text:style-name="P11">But there are other test methods like Test Last development(TLD), . This article will have the hypotheses that even though TDD is considered the best testing method,</text:p>
      <text:p text:style-name="P12">there are also TLD, which can just as valid for testing.</text:p>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dreas</meta:initial-creator>
    <dc:creator>Andreas</dc:creator>
    <meta:creation-date>2020-12-06T10:54:00Z</meta:creation-date>
    <dc:date>2020-12-06T14:01:00Z</dc:date>
    <meta:template xlink:href="Normal" xlink:type="simple"/>
    <meta:editing-cycles>1</meta:editing-cycles>
    <meta:editing-duration>PT11220S</meta:editing-duration>
    <meta:document-statistic meta:page-count="1" meta:paragraph-count="3" meta:word-count="225" meta:character-count="1598" meta:row-count="11" meta:non-whitespace-character-count="1376"/>
  </office:meta>
</office:document-meta>
</file>